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 office:value-type="string">
            <text:p>...Agh!!</text:p>
          </table:table-cell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 office:value-type="string">
            <text:p>...Th...This is...!!</text:p>
          </table:table-cell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Look, it's the ocean! It's the ferry!!</text:p>
          </table:table-cell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 office:value-type="string">
            <text:p>We're back!!!</text:p>
          </table:table-cell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hhhh!! We did iiiiiiiiiiiit!!!</text:p>
          </table:table-cell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! There you are!</text:p>
          </table:table-cell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everyone... safe...?!</text:p>
          </table:table-cell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Tomocchi and Hime are back, too!!</text:p>
          </table:table-cell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dventure complete! Nice work, everyone!!</text:p>
          </table:table-cell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 office:value-type="string">
            <text:p>Went pretty well, don'tcha think—!</text:p>
          </table:table-cell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most feels like it was all just a dream...</text:p>
          </table:table-cell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 office:value-type="string">
            <text:p>It doesn't look like any time passed in this
world while we were gone.</text:p>
          </table:table-cell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kes! That'd mean we're a little older than
we oughta be...</text:p>
          </table:table-cell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, so where's Saotome?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eah, good point...</text:p>
          </table:table-cell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 office:value-type="string">
            <text:p>Don't tell me he's still over there...</text:p>
          </table:table-cell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right here.</text:p>
          </table:table-cell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!</text:p>
          </table:table-cell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! Th-Thank goodn—</text:p>
          </table:table-cell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 office:value-type="string">
            <text:p>...Gosh! You should have said something before!</text:p>
          </table:table-cell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only just came up the stairs...</text:p>
          </table:table-cell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ith this, the Heavenly Maidens have
successfully saved the world and returned
to their own!!</text:p>
          </table:table-cell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oooooooo!!! *clap* *clap* *clap* *clap*!!</text:p>
          </table:table-cell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eppy as ever, aren't you, Tomocchi...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iggle*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hey, ya know...</text:p>
          </table:table-cell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 office:value-type="string">
            <text:p>We've come all this way to the grand finale,
and we're still usin' this janky sketch of
a background CG.</text:p>
          </table:table-cell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 office:value-type="string">
            <text:p>Since we're at the end, I say it deserves
a fabulous makeover〜!</text:p>
          </table:table-cell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Tomocchi, you've gotta learn to
make do with what you've g—</text:p>
          </table:table-cell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hhh——!! Awesooome!! Looks like someone
was listenin' after all!!!</text:p>
          </table:table-cell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eeeeeeeyyy!! You had this laying around
and you didn't use it from the get-go?!?!</text:p>
          </table:table-cell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ing your clear data.
Please select a file to save int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